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ernet Security for Normal Peopl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Kirk Carlson</text:p>
            <text:p>Retired Telecommunication Software Geek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bout 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40 years in telecommunications industry</text:p>
              </text:list-item>
              <text:list-item>
                <text:p>Worked on getting location for 9-1-1 calls</text:p>
              </text:list-item>
              <text:list-item>
                <text:p>Worked on wiretapping for law enforcement</text:p>
              </text:list-item>
              <text:list-item>
                <text:p>That has made me paranoid</text:p>
              </text:list-item>
              <text:list-item>
                <text:p>I am not professionally paranoid, but I am rationally paranoid</text:p>
              </text:list-item>
              <text:list-item>
                <text:p>I worry about how data is collected and used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be Absolutely Sec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ut your computer into a big thick vault</text:p>
              </text:list-item>
              <text:list-item>
                <text:p>Don’t power it up</text:p>
              </text:list-item>
              <text:list-item>
                <text:p>Don’t use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ing a Computer has Ris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xposes your thoughts and desires</text:p>
              </text:list-item>
              <text:list-item>
                <text:p>Exposes your location</text:p>
              </text:list-item>
              <text:list-item>
                <text:p>Exposes your loved ones</text:p>
              </text:list-item>
              <text:list-item>
                <text:p>Exposes your financial information</text:p>
              </text:list-item>
              <text:list-item>
                <text:p>Exposes your health in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erything has ris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aving your house exposes you to thugs, car accidents</text:p>
              </text:list-item>
              <text:list-item>
                <text:p>Staying in your house exposes you to floods, tornadoes, hurricanes, tree falls, fire, home inva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Thing is to Minimize Ris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hen outside your home</text:p>
                <text:list>
                  <text:list-item>
                    <text:p>* Be aware of your surroundings</text:p>
                  </text:list-item>
                  <text:list-item>
                    <text:p>* Look before crossing a street</text:p>
                  </text:list-item>
                  <text:list-item>
                    <text:p>* Don’t give out your social security number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Thing is to Minimize Ris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When on the internet</text:p>
                <text:list>
                  <text:list-item>
                    <text:p>* Be aware of your surroundings</text:p>
                  </text:list-item>
                  <text:list-item>
                    <text:p>* Think <text:span text:style-name="T1">before</text:span> you click</text:p>
                  </text:list-item>
                  <text:list-item>
                    <text:p>* Be careful of what you sha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 I have to hi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nancial Information</text:p>
              </text:list-item>
              <text:list-item>
                <text:p>Kids and family members</text:p>
              </text:list-item>
              <text:list-item>
                <text:p>LOCATION, LOCATION, LOCATION</text:p>
                <text:list>
                  <text:list-item>
                    <text:p>* where am I now</text:p>
                  </text:list-item>
                  <text:list-item>
                    <text:p>* statistically where am I at any time</text:p>
                  </text:list-item>
                  <text:list-item>
                    <text:p>* when I go somewhere I shouldn’t</text:p>
                  </text:list-item>
                  <text:list-item>
                    <text:p>* what stores do I go by</text:p>
                  </text:list-item>
                </text:list>
              </text:list-item>
              <text:list-item>
                <text:p>Conversations at home, where ever</text:p>
              </text:list-item>
              <text:list-item>
                <text:p>Where do I do business</text:p>
              </text:list-item>
              <text:list-item>
                <text:p>How do I <text:span text:style-name="T2">vote</text:span> <text:span text:style-name="T3">think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 Aware of Your Surrounding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f you don’t want to share, don’t do it in public</text:p>
              </text:list-item>
              <text:list-item>
                <text:p>Avoid public WiFi</text:p>
                <text:list>
                  <text:list-item>
                    <text:p>* voids some encryption</text:p>
                  </text:list-item>
                  <text:list-item>
                    <text:p>* can expose home passwords</text:p>
                  </text:list-item>
                  <text:list-item>
                    <text:p>* can expose computer or smart phone</text:p>
                  </text:list-item>
                </text:list>
              </text:list-item>
              <text:list-item>
                <text:p>To thwart prying eyes, encrypt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ink <text:span text:style-name="T4">before</text:span> you clic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iruses can be loaded with clicks or apps</text:p>
              </text:list-item>
              <text:list-item>
                <text:p>Don’t click on links in emails</text:p>
                <text:list>
                  <text:list-item>
                    <text:p>* check carefully the source of the email (RISKY)</text:p>
                  </text:list-item>
                </text:list>
              </text:list-item>
              <text:list-item>
                <text:p>Don’t use free apps</text:p>
              </text:list-item>
              <text:list-item>
                <text:p>Never use apps from untrusted sources</text:p>
              </text:list-item>
              <text:list-item>
                <text:p>Don’t reply if you don’t know the sender</text:p>
              </text:list-item>
              <text:list-item>
                <text:p>Don’t click on click ba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 careful of what you sha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ink of social media as a bulletin board broadcast to every mall in the world read by every cretin in the world</text:p>
              </text:list-item>
              <text:list-item>
                <text:p>Don’t post answers to security questions:</text:p>
                <text:list>
                  <text:list-item>
                    <text:p>Mother’s maiden name</text:p>
                  </text:list-item>
                  <text:list-item>
                    <text:p>Address, age</text:p>
                  </text:list-item>
                  <text:list-item>
                    <text:p>High school</text:p>
                  </text:list-item>
                  <text:list-item>
                    <text:p>Pet’s name</text:p>
                  </text:list-item>
                  <text:list-item>
                    <text:p>Favorite movie, actor, TV series, etc.</text:p>
                  </text:list-item>
                  <text:list-item>
                    <text:p>Frien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care of what you sha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hotographs</text:p>
                <text:list>
                  <text:list-item>
                    <text:p>* kids</text:p>
                  </text:list-item>
                  <text:list-item>
                    <text:p>* most have location information embedded in them</text:p>
                  </text:list-item>
                </text:list>
              </text:list-item>
              <text:list-item>
                <text:p>Likes and click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rolling what you sha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ink</text:p>
                <text:list>
                  <text:list-item>
                    <text:p>Before you buy, download, click, use, whatever</text:p>
                  </text:list-item>
                </text:list>
              </text:list-item>
              <text:list-item>
                <text:p text:style-name="P3">Permissions</text:p>
                <text:list>
                  <text:list-item>
                    <text:p>* Does a flashlight need access to contacts and location?</text:p>
                  </text:list-item>
                  <text:list-item>
                    <text:p>* Is <text:span text:style-name="T4">Fill in the blank</text:span> listening all the time?</text:p>
                  </text:list-item>
                  <text:list-item>
                    <text:p>* Does <text:span text:style-name="T5">any</text:span> app <text:span text:style-name="T3">need</text:span> location?</text:p>
                  </text:list-item>
                  <text:list-item>
                    <text:p>* Restricting what a service can use or shar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wor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se good ones</text:p>
                <text:list>
                  <text:list-item>
                    <text:p>* 16 characters, lower case, upper case, numbers <text:span text:style-name="T5">AND</text:span> symbols</text:p>
                  </text:list-item>
                  <text:list-item>
                    <text:p>* can be memorable..different words separated by symbols</text:p>
                  </text:list-item>
                  <text:list-item>
                    <text:p>* misspellings are good</text:p>
                  </text:list-item>
                </text:list>
              </text:list-item>
              <text:list-item>
                <text:p>Use different ones on each service</text:p>
              </text:list-item>
              <text:list-item>
                <text:p>USE A PASSWORD MANAGER</text:p>
                <text:list>
                  <text:list-item>
                    <text:p>Make sure it is trusted</text:p>
                  </text:list-item>
                  <text:list-item>
                    <text:p>Be aware of how it synchronizes</text:p>
                  </text:list-item>
                </text:list>
              </text:list-item>
              <text:list-item>
                <text:p>Use different user n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oud 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reat for files that you want to post to the world</text:p>
              </text:list-item>
              <text:list-item>
                <text:p>Maybe not so good for:</text:p>
                <text:list>
                  <text:list-item>
                    <text:p>* passwords</text:p>
                  </text:list-item>
                  <text:list-item>
                    <text:p>* photographs</text:p>
                  </text:list-item>
                  <text:list-item>
                    <text:p>* anything you want to keep private</text:p>
                  </text:list-item>
                </text:list>
              </text:list-item>
              <text:list-item>
                <text:p>Big target for information thieves</text:p>
                <text:list>
                  <text:list-item>
                    <text:p>* why target individuals, when you can target crow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og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reat services</text:p>
              </text:list-item>
              <text:list-item>
                <text:p>Avoid them</text:p>
                <text:list>
                  <text:list-item>
                    <text:p>* search with DuckDuckGo</text:p>
                  </text:list-item>
                  <text:list-item>
                    <text:p>* use g! within DuckDuckGo if you NEED Google search</text:p>
                  </text:list-item>
                  <text:list-item>
                    <text:p>* don’t give them permissions</text:p>
                  </text:list-item>
                  <text:list-item>
                    <text:p>* don’t log in to any Google Service</text:p>
                  </text:list-item>
                </text:list>
              </text:list-item>
              <text:list-item>
                <text:p>Common permissions IS EVIL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Mai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ses beacons to know when you open an eMail</text:p>
                <text:list>
                  <text:list-item>
                    <text:p>* file with a name that identifies you</text:p>
                  </text:list-item>
                </text:list>
              </text:list-item>
              <text:list-item>
                <text:p>Links with crazy names to track you</text:p>
                <text:p>Turn off loading of images</text:p>
              </text:list-item>
              <text:list-item>
                <text:p>Don’t click on eMail links</text:p>
              </text:list-item>
              <text:list-item>
                <text:p>Unsubscribe to most things</text:p>
              </text:list-item>
              <text:list-item>
                <text:p>Avoid gmail which reads your emai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ows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se a browser you trust</text:p>
              </text:list-item>
              <text:list-item>
                <text:p>Use addresses with HTTPS instead of HTTP</text:p>
              </text:list-item>
              <text:list-item>
                <text:p>Make sure the lock is green</text:p>
              </text:list-item>
              <text:list-item>
                <text:p>Manage cookies</text:p>
                <text:list>
                  <text:list-item>
                    <text:p>Purge fairly frequently</text:p>
                  </text:list-item>
                  <text:list-item>
                    <text:p>Disallow third party cookies</text:p>
                  </text:list-item>
                </text:list>
              </text:list-item>
              <text:list-item>
                <text:p>Disallow trackers</text:p>
              </text:list-item>
              <text:list-item>
                <text:p>Turn on Google Autowipe feature</text:p>
              </text:list-item>
              <text:list-item>
                <text:p>Use incognito mo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ndwidth Hog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urn off autoplay videos in browsers</text:p>
              </text:list-item>
              <text:list-item>
                <text:p>Delete unused apps</text:p>
              </text:list-item>
              <text:list-item>
                <text:p>Beware of free apps</text:p>
                <text:list>
                  <text:list-item>
                    <text:p>Upload tracking information</text:p>
                  </text:list-item>
                  <text:list-item>
                    <text:p>Download ads</text:p>
                  </text:list-item>
                </text:list>
              </text:list-item>
              <text:list-item>
                <text:p>Turn off location and contact sharing in ph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e aware of surroundings and risk</text:p>
              </text:list-item>
              <text:list-item>
                <text:p>Avoid risks where possible</text:p>
              </text:list-item>
              <text:list-item>
                <text:p>Take risks when rewards are great enough</text:p>
              </text:list-item>
              <text:list-item>
                <text:p>Think before click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06:17:53.665429552</meta:creation-date>
    <meta:editing-duration>PT10H15M46S</meta:editing-duration>
    <meta:editing-cycles>2</meta:editing-cycles>
    <meta:generator>LibreOffice/6.0.7.3$Linux_X86_64 LibreOffice_project/00m0$Build-3</meta:generator>
    <dc:title>Alizarin</dc:title>
    <dc:date>2019-05-29T18:49:34.167000670</dc:date>
    <meta:document-statistic meta:object-count="117"/>
  </office:meta>
</office:document-meta>
</file>